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LOMINO RAYO ARMAND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10459424976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RUZ QUISPE, ADELM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56642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YURI NEIL SARMIENTO MALDONAD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243310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9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9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8/10/2021</text:p>
          </table:table-cell>
          <table:table-cell table:style-name="Tabla2.A2" office:value-type="string">
            <text:p text:style-name="P7">97609465</text:p>
          </table:table-cell>
          <table:table-cell table:style-name="Tabla2.A2" office:value-type="string">
            <text:p text:style-name="P7">9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1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19:04:1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